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13.263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1.737cm"/>
    </style:style>
    <style:style style:name="pr5" style:family="presentation" style:parent-style-name="Standard-outline1">
      <style:graphic-properties fo:min-height="11.929cm"/>
    </style:style>
    <style:style style:name="pr6" style:family="presentation" style:parent-style-name="Standard-title">
      <style:graphic-properties fo:min-height="1.763cm"/>
    </style:style>
    <style:style style:name="pr7" style:family="presentation" style:parent-style-name="Standard-outline1">
      <style:graphic-properties draw:stroke="none" draw:fill="none" fo:min-height="1.268cm"/>
    </style:style>
    <style:style style:name="pr8" style:family="presentation" style:parent-style-name="Standard-title">
      <style:graphic-properties fo:min-height="3.473cm"/>
    </style:style>
    <style:style style:name="pr9" style:family="presentation" style:parent-style-name="Standard-title">
      <style:graphic-properties draw:stroke="none" draw:fill="none" draw:fill-color="#ffffff" draw:textarea-horizontal-align="justify" draw:textarea-vertical-align="middle" draw:auto-grow-height="false" draw:auto-grow-width="false" fo:min-height="3.398cm" fo:min-width="0cm" fo:padding-top="0.109cm" fo:padding-bottom="0cm" fo:padding-left="0cm" fo:padding-right="0cm" fo:wrap-option="wrap" draw:shadow-color="#808080"/>
    </style:style>
    <style:style style:name="pr10" style:family="presentation" style:parent-style-name="Standard-outline1">
      <style:graphic-properties draw:stroke="none" draw:fill="none" draw:fill-color="#ffffff" draw:textarea-horizontal-align="justify" draw:textarea-vertical-align="top" draw:auto-grow-height="false" draw:auto-grow-width="false" fo:min-height="12.122cm" fo:min-width="0cm" fo:padding-top="0.059cm" fo:padding-bottom="0cm" fo:padding-left="0cm" fo:padding-right="0cm" fo:wrap-option="wrap" draw:shadow-color="#808080"/>
    </style:style>
    <style:style style:name="pr11" style:family="presentation" style:parent-style-name="Standard-notes">
      <style:graphic-properties draw:stroke="none" draw:fill="none" draw:fill-color="#ffffff" draw:textarea-horizontal-align="justify" draw:textarea-vertical-align="middle" draw:auto-grow-height="false" draw:auto-grow-width="false" fo:min-height="13.107cm" fo:min-width="0cm" fo:padding-top="0.13cm" fo:padding-bottom="0.13cm" fo:padding-left="0.25cm" fo:padding-right="0.25cm" fo:wrap-option="no-wrap" draw:shadow-color="#808080"/>
    </style:style>
    <style:style style:name="P1" style:family="paragraph">
      <loext:graphic-properties draw:fill-color="#ffffff"/>
    </style:style>
    <style:style style:name="P2" style:family="paragraph">
      <style:text-properties fo:font-size="15pt" style:font-size-asian="15pt" style:font-size-complex="15pt"/>
    </style:style>
    <style:style style:name="P3" style:family="paragraph">
      <loext:graphic-properties draw:fill-color="#ffffff"/>
      <style:text-properties fo:font-size="20pt"/>
    </style:style>
    <style:style style:name="P4" style:family="paragraph">
      <loext:graphic-properties draw:fill="none"/>
    </style:style>
    <style:style style:name="P5" style:family="paragraph">
      <style:text-properties fo:font-size="26pt" style:font-size-asian="26pt" style:font-size-complex="26pt"/>
    </style:style>
    <style:style style:name="P6" style:family="paragraph">
      <style:paragraph-properties fo:margin-left="0cm" fo:margin-right="0cm" fo:line-height="93%" fo:text-indent="0cm" style:line-break="strict"/>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cm" fo:margin-right="0cm" fo:margin-top="0.502cm" fo:margin-bottom="0cm" fo:line-height="93%" fo:text-indent="0cm" style:punctuation-wrap="simple" style:line-break="strict"/>
    </style:style>
    <style:style style:name="T1" style:family="text">
      <style:text-properties fo:font-size="15pt" style:font-size-asian="15pt" style:font-size-complex="15pt"/>
    </style:style>
    <style:style style:name="T2" style:family="text">
      <style:text-properties fo:font-size="26pt" style:font-size-asian="32pt" style:font-size-complex="32pt"/>
    </style:style>
    <style:style style:name="T3" style:family="text">
      <style:text-properties fo:font-size="16pt" style:font-size-asian="16pt" style:font-size-complex="16pt"/>
    </style:style>
    <style:style style:name="T4" style:family="text">
      <style:text-properties fo:font-size="26pt" style:font-size-asian="26pt" style:font-size-complex="26pt"/>
    </style:style>
    <style:style style:name="T5" style:family="text">
      <style:text-properties fo:font-size="18pt" style:font-size-asian="18pt" style:font-size-complex="18pt"/>
    </style:style>
    <style:style style:name="T6" style:family="text">
      <style:text-properties fo:font-size="20pt" style:font-size-asian="20pt" style:font-size-complex="20pt"/>
    </style:style>
    <style:style style:name="T7" style:family="text">
      <style:text-properties fo:font-size="14pt" style:font-size-asian="14pt" style:font-size-complex="14pt"/>
    </style:style>
    <style:style style:name="T8" style:family="text">
      <style:text-properties fo:font-size="26pt" fo:font-style="italic" style:font-size-asian="26pt" style:font-style-asian="italic" style:font-size-complex="26pt" style:font-style-complex="italic"/>
    </style:style>
    <style:style style:name="T9" style:family="text">
      <style:text-properties fo:font-size="24pt" style:font-size-asian="24pt" style:font-size-complex="24pt"/>
    </style:style>
    <style:style style:name="T10" style:family="text">
      <style:text-properties fo:font-size="20pt" fo:font-weight="bold" style:font-size-asian="20pt" style:font-weight-asian="bold" style:font-size-complex="20pt" style:font-weight-complex="bold"/>
    </style:style>
    <style:style style:name="T11" style:family="text">
      <style:text-properties fo:color="#000000" fo:language="en" fo:country="US" style:language-asian="en" style:country-asian="US" style:language-complex="en" style:country-complex="US"/>
    </style:style>
    <style:style style:name="T12" style:family="text">
      <style:text-properties fo:color="#000000" fo:font-size="24pt" fo:language="en" fo:country="US" style:font-size-asian="24pt" style:language-asian="en" style:country-asian="US" style:font-size-complex="24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Etude AFTOC (version draft 0.53)</presentation:footer-decl>
      <presentation:date-time-decl presentation:name="dtd1" presentation:source="current-date" style:data-style-name="D3"/>
      <draw:page draw:name="page1" draw:style-name="dp1" draw:master-page-name="Standard" presentation:presentation-page-layout-name="AL1T0" presentation:use-footer-name="ftr1" presentation:use-date-time-name="dtd1">
        <office:forms form:automatic-focus="false" form:apply-design-mode="false"/>
        <draw:frame presentation:style-name="pr1" draw:layer="layout" svg:width="25.199cm" svg:height="3.506cm" svg:x="1.4cm" svg:y="0.837cm" presentation:class="title">
          <draw:text-box>
            <text:p><text:s/></text:p>
          </draw:text-box>
        </draw:frame>
        <draw:frame presentation:style-name="pr2" draw:text-style-name="P1" draw:layer="layout" svg:width="25.199cm" svg:height="12.179cm" svg:x="1.4cm" svg:y="4.914cm" presentation:class="subtitle">
          <draw:text-box>
            <text:p>Etude AFTOC</text:p>
            <text:p>18 février 2017/8mars2017</text:p>
            <text:p/>
            <text:p>1. Contexte internet</text:p>
            <text:p>2. Site web de l’AFTOC</text:p>
            <text:p>3. Un forum ?</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1.737cm" svg:x="1.4cm" svg:y="1.419cm" presentation:class="title" presentation:user-transformed="true">
          <draw:text-box>
            <text:p>Note préalable au lecteur</text:p>
          </draw:text-box>
        </draw:frame>
        <draw:frame presentation:style-name="pr5" draw:text-style-name="P2" draw:layer="layout" svg:width="25.199cm" svg:height="12.179cm" svg:x="1.4cm" svg:y="4.914cm" presentation:class="outline">
          <draw:text-box>
            <text:list text:style-name="L2">
              <text:list-item>
                <text:p><text:span text:style-name="T1">Document en cours de rédaction, version draft 0.53, daté du 18 février 2017.</text:span></text:p>
              </text:list-item>
              <text:list-item>
                <text:p><text:span text:style-name="T1">Objectif du document : faire un état des lieux des ressources internet sur les TOCs, faire un inventaire du site de l’AFTOC, et regarder les améliorations possibles, étudier la problématique des forums due manière générale, et pour l’AFTOC en particulier.</text:span></text:p>
              </text:list-item>
              <text:list-item>
                <text:p><text:span text:style-name="T1">Ce document pour initier une discussion </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1.737cm" svg:x="1.4cm" svg:y="0.55cm" presentation:class="title" presentation:user-transformed="true">
          <draw:text-box>
            <text:p>Intro </text:p>
          </draw:text-box>
        </draw:frame>
        <draw:frame presentation:style-name="pr5" draw:layer="layout" svg:width="25.199cm" svg:height="8.686cm" svg:x="1.4cm" svg:y="2.514cm" presentation:class="outline" presentation:user-transformed="true">
          <draw:text-box>
            <text:list text:style-name="L2">
              <text:list-item>
                <text:p>On trouve sur internet : </text:p>
                <text:list>
                  <text:list-item>
                    <text:p>Portails santé, de plateformes médicales</text:p>
                  </text:list-item>
                  <text:list-item>
                    <text:p>Sites de forums commerciaux avec publicités</text:p>
                  </text:list-item>
                  <text:list-item>
                    <text:p>Associations de patients avec des forums</text:p>
                  </text:list-item>
                  <text:list-item>
                    <text:p>Sites sur la presse spécialisée</text:p>
                  </text:list-item>
                  <text:list-item>
                    <text:p>Sites officiels</text:p>
                  </text:list-item>
                </text:list>
              </text:list-item>
              <text:list-item>
                <text:p><text:span text:style-name="T2">Mais :</text:span></text:p>
                <text:list>
                  <text:list-item>
                    <text:p><text:span text:style-name="T2">Un seul site associatif sur les TOC, celui de l’AFTOC, association sans but lucratif, animée par des bénévoles et pas de forum sur ce site. Faut il l’améliorer, l’enrichir ?</text:span> <text:s/></text:p>
                  </text:list-item>
                </text:list>
                <text:p/>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1.737cm" svg:x="1.4cm" svg:y="0.75cm" presentation:class="title" presentation:user-transformed="true">
          <draw:text-box>
            <text:p>1.1 Plateformes santé</text:p>
          </draw:text-box>
        </draw:frame>
        <draw:frame presentation:style-name="pr5" draw:layer="layout" svg:width="26.399cm" svg:height="19.2cm" svg:x="0.2cm" svg:y="2.4cm" presentation:class="outline" presentation:user-transformed="true">
          <draw:text-box>
            <text:list text:style-name="L2">
              <text:list-item>
                <text:p><text:span text:style-name="T3"><text:a xlink:href="http://www.allodocteurs.fr/" xlink:type="simple">http://www.allodocteurs.fr/</text:a></text:span><text:span text:style-name="T3"> </text:span><text:span text:style-name="T3"><text:tab/></text:span><text:span text:style-name="T3"><text:tab/></text:span></text:p>
                <text:list>
                  <text:list-item>
                    <text:list>
                      <text:list-item>
                        <text:p><text:span text:style-name="T3">« Allodocteurs.fr contient tout ce qu'il faut savoir concernant votre santé : anatomie, fatigue, stress, sexualité, contraception, cancer, VIH, dépression, douleur, ... »</text:span></text:p>
                      </text:list-item>
                      <text:list-item>
                        <text:p><text:span text:style-name="T3"><text:a xlink:href="http://www.allodocteurs.fr/recherche/?searchField=TOC" xlink:type="simple">http://www.allodocteurs.fr/recherche/?searchField=TOC</text:a></text:span><text:span text:style-name="T3"><text:tab/></text:span><text:span text:style-name="T3"><text:tab/></text:span><text:span text:style-name="T3"> <text:s text:c="16"/>115 résultats, bcp de bonnes vidéos </text:span></text:p>
                      </text:list-item>
                    </text:list>
                  </text:list-item>
                </text:list>
              </text:list-item>
              <text:list-item>
                <text:p><text:span text:style-name="T3"><text:a xlink:href="http://www.aufeminin.com/" xlink:type="simple">http://www.aufeminin.com</text:a></text:span></text:p>
                <text:list>
                  <text:list-item>
                    <text:list>
                      <text:list-item>
                        <text:p><text:span text:style-name="T3">« Le magazine féminin sur Internet : astro, beauté, sexualité, minceur, tests, quiz, mode, tendances... Conseils d'experts, outils interactifs... et les fameux forums ... »</text:span></text:p>
                      </text:list-item>
                      <text:list-item>
                        <text:p><text:span text:style-name="T3"><text:a xlink:href="http://www.aufeminin.com/world/communaute/search/search.asp?kw=TOC&amp;s=OK" xlink:type="simple">http://www.aufeminin.com/world/communaute/search/search.asp?kw=TOC&amp;s=OK</text:a></text:span><text:span text:style-name="T3"><text:tab/></text:span><text:span text:style-name="T3"><text:tab/></text:span><text:span text:style-name="T3"> <text:s text:c="13"/>367 résultats </text:span></text:p>
                      </text:list-item>
                      <text:list-item>
                        <text:p><text:span text:style-name="T3"><text:a xlink:href="http://forum.aufeminin.com/forum/search?q=TOC&amp;d=all" xlink:type="simple">http://forum.aufeminin.com/forum/search?q=TOC&amp;d=all</text:a></text:span></text:p>
                      </text:list-item>
                    </text:list>
                  </text:list-item>
                </text:list>
              </text:list-item>
              <text:list-item>
                <text:p><text:span text:style-name="T3"><text:a xlink:href="https://www.carenity.com/" xlink:type="simple">https://www.carenity.com/</text:a></text:span><text:span text:style-name="T3"> </text:span><text:span text:style-name="T3"><text:tab/></text:span><text:span text:style-name="T3"><text:tab/></text:span></text:p>
                <text:list>
                  <text:list-item>
                    <text:list>
                      <text:list-item>
                        <text:p><text:span text:style-name="T3">« Carenity est le premier réseau social destiné aux personnes concernées par une maladie chronique »</text:span></text:p>
                      </text:list-item>
                      <text:list-item>
                        <text:p><text:span text:style-name="T3"><text:a xlink:href="https://www.carenity.com/infos-maladie/trouble-obsessionnel-compulsif-1011" xlink:type="simple">https://www.carenity.com/infos-maladie/trouble-obsessionnel-compulsif-1011</text:a></text:span></text:p>
                      </text:list-item>
                      <text:list-item>
                        <text:p><text:span text:style-name="T3">Relances d’animateurs, mais peu de vrais témoignages, impression de décor en carton pâte. Mais très beau site, bien léché, bien organisé. </text:span></text:p>
                      </text:list-item>
                    </text:list>
                  </text:list-item>
                </text:list>
                <text:p><text:span text:style-name="T4"/></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1.737cm" svg:x="1.4cm" svg:y="0.75cm" presentation:class="title" presentation:user-transformed="true">
          <draw:text-box>
            <text:p>1.1 Plateformes santé</text:p>
          </draw:text-box>
        </draw:frame>
        <draw:frame presentation:style-name="pr5" draw:layer="layout" svg:width="25.199cm" svg:height="14cm" svg:x="1.4cm" svg:y="2.4cm" presentation:class="outline" presentation:user-transformed="true">
          <draw:text-box>
            <text:list text:style-name="L2">
              <text:list-item>
                <text:p><text:span text:style-name="T4"><text:a xlink:href="http://www.doctissimo.fr/" xlink:type="simple">http://www.doctissimo.fr/</text:a></text:span></text:p>
                <text:list>
                  <text:list-item>
                    <text:list>
                      <text:list-item>
                        <text:p><text:span text:style-name="T3">« Toute l'information santé et bien être avec Doctissimo. Découvrez nos rubriques santé, médicaments, grossesse, nutrition, forme… »</text:span></text:p>
                      </text:list-item>
                      <text:list-item>
                        <text:p><text:span text:style-name="T3"><text:a xlink:href="http://recherche.doctissimo.fr/search/consult5/index.php?mid=394b3a88b319a4bbff17ca59532ea229&amp;l=fr&amp;rub=ON" xlink:type="simple">http://recherche.doctissimo.fr/search/consult5/index.php?mid=394b3a88b319a4bbff17ca59532ea229&amp;l=fr&amp;rub=ON</text:a></text:span></text:p>
                      </text:list-item>
                      <text:list-item>
                        <text:p><text:span text:style-name="T3">Site généraliste d’information médicale, sérieux, grand nombre de forums, beaucoup de bonnes infos, très bon site, pas de pub visible, mais du « parrainage éditorial » !</text:span></text:p>
                      </text:list-item>
                    </text:list>
                  </text:list-item>
                </text:list>
              </text:list-item>
              <text:list-item>
                <text:p><text:span text:style-name="T3"><text:a xlink:href="http://www.e-sante.fr/" xlink:type="simple">www.e-sante.fr/</text:a></text:span><text:span text:style-name="T3"> </text:span></text:p>
                <text:list>
                  <text:list-item>
                    <text:list>
                      <text:list-item>
                        <text:p><text:span text:style-name="T3">« Magazine français sur la santé. Actualités dans le domaine de la santé, dossiers sur les grands thèmes du moment. Guides de vaccination, de voyages, … »</text:span></text:p>
                      </text:list-item>
                      <text:list-item>
                        <text:p><text:span text:style-name="T3"><text:a xlink:href="http://www.e-sante.fr/search?k=Trouble%20obsessionnel%20compulsif&amp;st=0%7C_score%7Cdesc" xlink:type="simple">http://www.e-sante.fr/search?k=Trouble%20obsessionnel%20compulsif&amp;st=0|_score|desc</text:a></text:span><text:span text:style-name="T3"> <text:s text:c="13"/>22 résultats</text:span></text:p>
                      </text:list-item>
                      <text:list-item>
                        <text:p><text:span text:style-name="T3">Site d’information médicale, sérieux, mais de la pub (mais bien identifiée), collecte d’astuces pour lesquelles l’auteur abandonne la propriété intellectuelle !</text:span></text:p>
                      </text:list-item>
                    </text:list>
                  </text:list-item>
                </text:list>
              </text:list-item>
              <text:list-item>
                <text:p><text:span text:style-name="T3"><text:a xlink:href="https://www.passeportsante.net/" xlink:type="simple">https://www.passeportsante.net/</text:a></text:span></text:p>
                <text:list>
                  <text:list-item>
                    <text:list>
                      <text:list-item>
                        <text:p><text:span text:style-name="T3">« Le meilleur portail santé pour devenir acteur de sa santé et de son bien-être : fiches encyclopédiques, maladies et traitements, conseils en matière de ... » </text:span></text:p>
                      </text:list-item>
                      <text:list-item>
                        <text:p><text:span text:style-name="T3"><text:a xlink:href="http://www.passeportsante.net/fr/P/P/Recherche.aspx?sect=0&amp;cx=011867672021111692487:i1mgwtpuqsg&amp;cof=FORID%3A11&amp;sa=Rechercher&amp;q=Trouble%20obsessionnel%20compulsif" xlink:type="simple">http://www.passeportsante.net/fr/P/P/Recherche.aspx?sect=0&amp;cx=011867672021111692487:i1mgwtpuqsg&amp;cof=FORID%3a11&amp;sa=Rechercher&amp;q=Trouble%20obsessionnel%20compulsif</text:a></text:span></text:p>
                      </text:list-item>
                      <text:list-item>
                        <text:p><text:span text:style-name="T3">Site d’information médicale, sérieux, québécois d’origine, mais de la pub, et du contenu publirédactionnel  (les deux sont bien identifiés)</text:span><text:span text:style-name="T5"> </text:span></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1.763cm" svg:x="1.4cm" svg:y="0.837cm" presentation:class="title" presentation:user-transformed="true">
          <draw:text-box>
            <text:p>1.2 Autres sites TOC</text:p>
          </draw:text-box>
        </draw:frame>
        <draw:frame presentation:style-name="pr5" draw:layer="layout" svg:width="25.199cm" svg:height="12.179cm" svg:x="1.4cm" svg:y="4.914cm" presentation:class="outline">
          <draw:text-box>
            <text:list text:style-name="L2">
              <text:list-item>
                <text:p><text:a xlink:href="http://www.troubles-obsessionnels-compulsifs.com/" xlink:type="simple">www.troubles-obsessionnels-compulsifs.com/</text:a></text:p>
                <text:list>
                  <text:list-item>
                    <text:list>
                      <text:list-item>
                        <text:list>
                          <text:list-item>
                            <text:p>« Cherry, l’agence digitale spécialisée dans le secteur de la santé accompagne les industriels, les associations santé, les établissements hospitaliers, les professionnels de santé et les institutions santé dans leur transformation digitale » : plutôt des acteurs du numérique que des philanthropes. </text:p>
                          </text:list-item>
                        </text:list>
                      </text:list-item>
                    </text:list>
                  </text:list-item>
                </text:list>
              </text:list-item>
              <text:list-item>
                <text:p><text:a xlink:href="http://www.phobie.wikibis.com/trouble_obsessionnel_compulsif.php" xlink:type="simple">http://www.phobie.wikibis.com/trouble_obsessionnel_compulsif.php</text:a></text:p>
                <text:list>
                  <text:list-item>
                    <text:list>
                      <text:list-item>
                        <text:list>
                          <text:list-item>
                            <text:p>Site plus général sur les phobies</text:p>
                          </text:list-item>
                        </text:list>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1.737cm" svg:x="1.4cm" svg:y="0.75cm" presentation:class="title" presentation:user-transformed="true">
          <draw:text-box>
            <text:p>1.3 Associations de patients </text:p>
          </draw:text-box>
        </draw:frame>
        <draw:frame presentation:style-name="pr5" draw:layer="layout" svg:width="25.199cm" svg:height="13.493cm" svg:x="1.4cm" svg:y="3.6cm" presentation:class="outline" presentation:user-transformed="true">
          <draw:text-box>
            <text:list text:style-name="L2">
              <text:list-header>
                <text:p/>
              </text:list-header>
              <text:list-item>
                <text:p><text:span text:style-name="T3"><text:a xlink:href="http://www.aftoc.org/" xlink:type="simple">http://www.unafam.org/</text:a></text:span></text:p>
                <text:list>
                  <text:list-item>
                    <text:list>
                      <text:list-item>
                        <text:p><text:span text:style-name="T3">L’Unafam est une association reconnue d’utilité publique, qui accueille, écoute, soutient, forme, informe et accompagne les familles et l’entourage de personnes vivant avec des troubles psychiques depuis 1963. Elle compte plus de 14 000 adhérents.</text:span></text:p>
                      </text:list-item>
                    </text:list>
                  </text:list-item>
                </text:list>
              </text:list-item>
              <text:list-item>
                <text:p><text:span text:style-name="T3"><text:a xlink:href="http://www.santemagazine.fr/annuaire-associations-patients?terme=Toc&amp;title=&amp;cp=&amp;x=10&amp;y=6" xlink:type="simple">http://www.santemagazine.fr/annuaire-associations-patients?terme=Toc&amp;title=&amp;cp=&amp;x=10&amp;y=6</text:a></text:span></text:p>
                <text:list>
                  <text:list-item>
                    <text:list>
                      <text:list-item>
                        <text:p><text:span text:style-name="T3">Annuaire des associations de patients : 117 associations</text:span></text:p>
                      </text:list-item>
                    </text:list>
                  </text:list-item>
                </text:list>
              </text:list-item>
              <text:list-item>
                <text:p><text:span text:style-name="T3"><text:a xlink:href="http://www.aftoc.org/" xlink:type="simple">http://www.aftoc.org/</text:a></text:span></text:p>
                <text:list>
                  <text:list-item>
                    <text:list>
                      <text:list-item>
                        <text:p><text:span text:style-name="T3">L'AFTOC est une association loi 1901 créée en France en 1992. L'AFTOC n'a aucun but lucratif et ses responsables sont tous bénévoles. Elle est strictement neutre dans les domaines philosophique, religieux et politique. Elle est indépendante des pouvoirs publics et de tout organisme médical ou pharmaceutique quel qu'il soit. </text:span></text:p>
                      </text:list-item>
                    </text:list>
                  </text:list-item>
                </text:list>
              </text:list-item>
              <text:list-item>
                <text:p><text:span text:style-name="T3"><text:a xlink:href="http://static.lexpress.fr/doc/pdf/EX-CommunautesPatients.pdf" xlink:type="simple">http://static.lexpress.fr/doc/pdf/EX-CommunautesPatients.pdf</text:a></text:span></text:p>
                <text:list>
                  <text:list-item>
                    <text:list>
                      <text:list-item>
                        <text:p><text:span text:style-name="T3">34 associations de patients (sur 62) retenues par Basil Stratégies</text:span></text:p>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1.737cm" svg:x="1.4cm" svg:y="0.65cm" presentation:class="title" presentation:user-transformed="true">
          <draw:text-box>
            <text:p>1.4 Démarche de patients experts</text:p>
          </draw:text-box>
        </draw:frame>
        <draw:frame presentation:style-name="pr5" draw:layer="layout" svg:width="25.199cm" svg:height="12.493cm" svg:x="1.4cm" svg:y="4.6cm" presentation:class="outline" presentation:user-transformed="true">
          <draw:text-box>
            <text:list text:style-name="L2">
              <text:list-item>
                <text:p><text:a xlink:href="http://www.universitedespatients.org/" xlink:type="simple">http://www.universitedespatients.org/</text:a></text:p>
                <text:list>
                  <text:list-item>
                    <text:list>
                      <text:list-item>
                        <text:p>Des patients qui ont acquis des solides connaissances sur leur pathologie, qui se sont formés, qui discutent sur un pied d’égalité avec leur médecin. Des patients qui ont suivi une formation diplômante mis en place par certaines universités, et qui peuvent conseiller, accompagner d’autres souffrants</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1.737cm" svg:x="1.4cm" svg:y="0.75cm" presentation:class="title" presentation:user-transformed="true">
          <draw:text-box>
            <text:p>1.5 Sites officiels </text:p>
          </draw:text-box>
        </draw:frame>
        <draw:frame presentation:style-name="pr5" draw:layer="layout" svg:width="25.199cm" svg:height="12.179cm" svg:x="1.4cm" svg:y="4.914cm" presentation:class="outline" presentation:user-transformed="true">
          <draw:text-box>
            <text:list text:style-name="L2">
              <text:list-item>
                <text:p><text:span text:style-name="T6"><text:a xlink:href="http://www.inserm.fr/thematiques/neurosciences-sciences-cognitives-neurologie-psychiatrie/dossiers-d-information/troubles-obsessionnels-compulsifs" xlink:type="simple">http://www.inserm.fr/thematiques/neurosciences-sciences-cognitives-neurologie-psychiatrie/dossiers-d-information/troubles-obsessionnels-compulsifs</text:a></text:span></text:p>
                <text:list>
                  <text:list-item>
                    <text:p><text:span text:style-name="T6">Institut national de la santé et de la recherche médicale : <text:s/>Etablissement public de recherche à caractère scientifique et technologique</text:span></text:p>
                  </text:list-item>
                </text:list>
              </text:list-item>
              <text:list-item>
                <text:p><text:span text:style-name="T6"><text:a xlink:href="http://www.aire-asso.fr/" xlink:type="simple">www.aire-asso.fr/</text:a></text:span></text:p>
                <text:list>
                  <text:list-item>
                    <text:p><text:span text:style-name="T6">« Propose un espace de rencontre et de réflexion aux établissements et services accueillant des enfants et adolescents qui présentent des difficultés ... » </text:span></text:p>
                  </text:list-item>
                </text:list>
              </text:list-item>
              <text:list-item>
                <text:p><text:span text:style-name="T6"><text:a xlink:href="http://www.asso-aesp.fr/" xlink:type="simple">http://www.asso-aesp.fr/</text:a></text:span></text:p>
                <text:list>
                  <text:list-item>
                    <text:list>
                      <text:list-item>
                        <text:p><text:span text:style-name="T6">« Association pour l'Enseignement de la Sémiologie Psychiatrique »</text:span></text:p>
                      </text:list-item>
                      <text:list-item>
                        <text:p><text:span text:style-name="T6"><text:a xlink:href="http://www.asso-aesp.fr/?s=trouble+obsessionnel+compulsif" xlink:type="simple">http://www.asso-aesp.fr/?s=trouble+obsessionnel+compulsif</text:a></text:span></text:p>
                      </text:list-item>
                    </text:list>
                  </text:list-item>
                </text:list>
                <text:p><text:span text:style-name="T6"/></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1.763cm" svg:x="1.4cm" svg:y="0.837cm" presentation:class="title" presentation:user-transformed="true">
          <draw:text-box>
            <text:p>1.6 Sites officiels québécois</text:p>
          </draw:text-box>
        </draw:frame>
        <draw:frame presentation:style-name="pr5" draw:layer="layout" svg:width="25.199cm" svg:height="12.179cm" svg:x="1.4cm" svg:y="4.914cm" presentation:class="outline" presentation:user-transformed="true">
          <draw:text-box>
            <text:list text:style-name="L2">
              <text:list-item>
                <text:p><text:a xlink:href="http://www.camh.ca/fr/hospital/health_information/a_z_mental_health_and_addiction_information/obsessive_compulsive_disorder/obsessive_compulsive_disorder_information_guide/Pages/ocd_whatis.aspx" xlink:type="simple">http://www.camh.ca</text:a></text:p>
              </text:list-item>
              <text:list-item>
                <text:p><text:a xlink:href="http://www.iusmm.ca/hopital/usagers-/-famille/info-sur-la-sante-mentale/troubles-anxieux/trouble-obsessionnel-compulsif.html" xlink:type="simple">http://www.iusmm.ca</text:a></text:p>
              </text:list-item>
              <text:list-item>
                <text:p><text:a xlink:href="http://www.fondationdesmaladiesmentales.org/la-maladie-mentale.html?t=2&amp;i=6" xlink:type="simple">http://www.fondationdesmaladiesmentales.org</text:a></text:p>
                <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1.763cm" svg:x="1.4cm" svg:y="0.837cm" presentation:class="title" presentation:user-transformed="true">
          <draw:text-box>
            <text:p>1.7 Presse spécialisée</text:p>
          </draw:text-box>
        </draw:frame>
        <draw:frame presentation:style-name="pr5" draw:layer="layout" svg:width="25.199cm" svg:height="12.179cm" svg:x="1.4cm" svg:y="4.914cm" presentation:class="outline">
          <draw:text-box>
            <text:list text:style-name="L2">
              <text:list-item>
                <text:p><text:a xlink:href="http://www.santementale.fr/recherche.html" xlink:type="simple">http://www.santementale.fr/recherche.html</text:a></text:p>
                <text:list>
                  <text:list-item>
                    <text:list>
                      <text:list-item>
                        <text:p>« Le mensuel des équipes soignantes en psychiatrie »</text:p>
                      </text:list-item>
                      <text:list-item>
                        <text:p>11 résultats : bibliographie, articles, formations</text:p>
                      </text:list-item>
                    </text:list>
                  </text:list-item>
                </text:list>
              </text:list-item>
              <text:list-item>
                <text:p><text:a xlink:href="http://www.psychologies.com/" xlink:type="simple">www.psychologies.com</text:a></text:p>
                <text:list>
                  <text:list-item>
                    <text:list>
                      <text:list-item>
                        <text:p>« Psychologie, mieux se connaître pour mieux vivre sa vie (couple, ... des conseils de psy, des forums, et les archives de Psychologies Magazine. »</text:p>
                      </text:list-item>
                      <text:list-item>
                        <text:p>Pas grand-chose sur les TOC</text:p>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1.737cm" svg:x="1.4cm" svg:y="0.75cm" presentation:class="title" presentation:user-transformed="true">
          <draw:text-box>
            <text:p>1.8 Forums existants sur les TOC</text:p>
          </draw:text-box>
        </draw:frame>
        <draw:frame presentation:style-name="pr5" draw:layer="layout" svg:width="25.199cm" svg:height="8.379cm" svg:x="1.4cm" svg:y="5.021cm" presentation:class="outline" presentation:user-transformed="true">
          <draw:text-box>
            <text:list text:style-name="L2">
              <text:list-item>
                <text:p><text:a xlink:href="https://forums.sante-sur-le-net.com/t-o-c/13/" xlink:type="simple">https://forums.sante-sur-le-net.com/t-o-c/13/</text:a></text:p>
              </text:list-item>
              <text:list-item>
                <text:p><text:a xlink:href="https://www.entrepatients.net/fr/communautes/groupes/troubles-obsessionnels-compulsifs-toc" xlink:type="simple">https://www.entrepatients.net/fr/communautes/groupes/troubles-obsessionnels-compulsifs-toc</text:a></text:p>
              </text:list-item>
              <text:list-item>
                <text:p><text:a xlink:href="http://www.allodocteurs.fr/forums-et-chats/forums/tocs-et-phobies/tocs/" xlink:type="simple">http://www.allodocteurs.fr/forums-et-chats/forums/tocs-et-phobies/tocs/</text:a></text:p>
              </text:list-item>
              <text:list-item>
                <text:p><text:a xlink:href="http://forum.aufeminin.com/forum/search?q=TOC&amp;d=all" xlink:type="simple">http://forum.aufeminin.com/forum/search?q=TOC&amp;d=all</text:a></text:p>
              </text:list-item>
              <text:list-item>
                <text:p><text:a xlink:href="https://www.carenity.com/infos-maladie/trouble-obsessionnel-compulsif-1011" xlink:type="simple">https://www.carenity.com/infos-maladie/trouble-obsessionnel-compulsif-1011</text:a></text:p>
              </text:list-item>
              <text:list-item>
                <text:p><text:a xlink:href="http://forum.doctissimo.fr/psychologie/toc/liste_sujet-1.htm" xlink:type="simple">http://forum.doctissimo.fr/psychologie/toc/liste_sujet-1.htm</text:a></text:p>
              </text:list-item>
            </text:list>
          </draw:text-box>
        </draw:frame>
        <draw:frame presentation:style-name="pr7" draw:text-style-name="P4" draw:layer="layout" svg:width="23.72cm" svg:height="1.518cm" svg:x="14.989cm" svg:y="13.853cm">
          <draw:text-box>
            <text:list text:style-name="L2">
              <text:list-item>
                <text:p><text:a xlink:href="https://forums.sante-sur-le-net.com/t-o-c/13/" xlink:type="simple">https://forums.sante-sur-le-net.com/t-o-c/13/</text:a></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1.9 Autres Forums</text:p>
          </draw:text-box>
        </draw:frame>
        <draw:frame presentation:style-name="pr5" draw:layer="layout" svg:width="25.199cm" svg:height="12.179cm" svg:x="1.4cm" svg:y="4.914cm" presentation:class="outline">
          <draw:text-box>
            <text:list text:style-name="L2">
              <text:list-item>
                <text:p>https://www.solidarites-usagerspsy.fr/pour-aller-plus-loin/forums-specialises/</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1.10 Témoignages</text:p>
          </draw:text-box>
        </draw:frame>
        <draw:frame presentation:style-name="pr5" draw:layer="layout" svg:width="25.199cm" svg:height="12.179cm" svg:x="1.4cm" svg:y="4.914cm" presentation:class="outline">
          <draw:text-box>
            <text:list text:style-name="L2">
              <text:list-item>
                <text:p><text:a xlink:href="http://www.voixdespatients.fr/des-temoignages-emouvants-sur-les-toc.html" xlink:type="simple">http://www.voixdespatients.fr/des-temoignages-emouvants-sur-les-toc.html</text:a></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1.737cm" svg:x="1.4cm" svg:y="0.65cm" presentation:class="title" presentation:user-transformed="true">
          <draw:text-box>
            <text:p>2. Site web AFTOC</text:p>
          </draw:text-box>
        </draw:frame>
        <draw:frame presentation:style-name="pr5" draw:layer="layout" svg:width="25.199cm" svg:height="14.706cm" svg:x="1.4cm" svg:y="2.387cm" presentation:class="outline" presentation:user-transformed="true">
          <draw:text-box>
            <text:list text:style-name="L2">
              <text:list-header>
                <text:p/>
              </text:list-header>
              <text:list-item>
                <text:p>Ce qu’on y trouve (à compléter)</text:p>
                <text:list>
                  <text:list-item>
                    <text:p>Beaucoup de choses !! Des informations très pertinentes sur la maladie, les traitements, les thérapies, la recherche, les actions en cours, </text:p>
                    <text:list>
                      <text:list-item>
                        <text:p>Contacts, liens sur thérapeutes</text:p>
                      </text:list-item>
                      <text:list-item>
                        <text:p>Bibliographie</text:p>
                      </text:list-item>
                      <text:list-item>
                        <text:p>Informations récentes sur les groupes de paroles, horaires, etc</text:p>
                      </text:list-item>
                      <text:list-item>
                        <text:p>Questions fréquentes</text:p>
                      </text:list-item>
                      <text:list-item>
                        <text:p>Ressources internet</text:p>
                      </text:list-item>
                      <text:list-item>
                        <text:p>Conseils, questionnaires, auto-évaluation</text:p>
                      </text:list-item>
                      <text:list-item>
                        <text:p>Recherche</text:p>
                        <text:p><text:s/></text:p>
                      </text:list-item>
                    </text:list>
                  </text:list-item>
                </text:list>
                <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1.737cm" svg:x="1.4cm" svg:y="0.65cm" presentation:class="title" presentation:user-transformed="true">
          <draw:text-box>
            <text:p>2. Site web AFTOC</text:p>
          </draw:text-box>
        </draw:frame>
        <draw:frame presentation:style-name="pr5" draw:layer="layout" svg:width="25.199cm" svg:height="14cm" svg:x="1.4cm" svg:y="3.2cm" presentation:class="outline" presentation:user-transformed="true">
          <draw:text-box>
            <text:list text:style-name="L2">
              <text:list-item>
                <text:p><text:span text:style-name="T6">Ce qui pourrait être amélioré ?</text:span></text:p>
                <text:list>
                  <text:list-item>
                    <text:p><text:span text:style-name="T7">MAJ </text:span></text:p>
                    <text:list>
                      <text:list-item>
                        <text:p><text:span text:style-name="T7">Certaines pages, certaines informations sont assez anciennes, et méritent d’être déplacées dans l’historique </text:span></text:p>
                      </text:list-item>
                      <text:list-item>
                        <text:p><text:span text:style-name="T7">Vidéos (les vidéos sont très anciennes) alors qu’il en existe des récentes (1001 vies par exemple)</text:span></text:p>
                      </text:list-item>
                      <text:list-item>
                        <text:p><text:span text:style-name="T7">Chaque publication doit avoir une date de publication</text:span></text:p>
                      </text:list-item>
                    </text:list>
                  </text:list-item>
                  <text:list-item>
                    <text:p><text:span text:style-name="T7">Une charte graphique plus agréable : </text:span></text:p>
                    <text:list>
                      <text:list-item>
                        <text:p><text:span text:style-name="T7">Du texte en rouge, en jaune, en marron! </text:span></text:p>
                      </text:list-item>
                      <text:list-item>
                        <text:p><text:span text:style-name="T7">Des pages moins chargées en texte, et plus illustrées. </text:span></text:p>
                      </text:list-item>
                      <text:list-item>
                        <text:p><text:span text:style-name="T7">Façons de naviguer (menus à gauche et menu en haut) </text:span></text:p>
                      </text:list-item>
                    </text:list>
                  </text:list-item>
                  <text:list-item>
                    <text:p><text:span text:style-name="T7">Forum utilisateurs ? </text:span></text:p>
                  </text:list-item>
                  <text:list-item>
                    <text:p><text:span text:style-name="T7">Page d’accueil </text:span></text:p>
                    <text:list>
                      <text:list-item>
                        <text:p><text:span text:style-name="T7">Beaucoup trop chargée, des infos en vrac </text:span></text:p>
                      </text:list-item>
                      <text:list-item>
                        <text:p><text:span text:style-name="T7">Mettre plus en évidence le statut associatif, sans but lucratif, et bénévoles des intervenants : désintéressement qui est un gage de confiance pour les visiteurs</text:span></text:p>
                      </text:list-item>
                      <text:list-item>
                        <text:p><text:span text:style-name="T7">Un agenda, avec un ligne de temps : événements passés, événements à venir <text:s/>ou ‘fil d’actualités’</text:span></text:p>
                      </text:list-item>
                    </text:list>
                  </text:list-item>
                  <text:list-item>
                    <text:p><text:span text:style-name="T7"/></text:p>
                    <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1.737cm" svg:x="1.4cm" svg:y="0.65cm" presentation:class="title" presentation:user-transformed="true">
          <draw:text-box>
            <text:p>2. Site web AFTOC</text:p>
          </draw:text-box>
        </draw:frame>
        <draw:frame draw:style-name="gr2" draw:text-style-name="P4" draw:layer="layout" svg:width="22.259cm" svg:height="13.513cm" svg:x="2.741cm" svg:y="3.324cm">
          <draw:text-box>
            <text:list text:style-name="L1">
              <text:list-item>
                <text:p><text:span text:style-name="T6">Ce qui pourrait être amélioré ?</text:span></text:p>
              </text:list-item>
            </text:list>
            <text:list text:style-name="L2">
              <text:list-item>
                <text:list>
                  <text:list-item>
                    <text:p><text:span text:style-name="T7">Un pressbook : recensement des apparitions dans la presse</text:span></text:p>
                  </text:list-item>
                  <text:list-item>
                    <text:p><text:span text:style-name="T7">Des liens avec d’autres associations : unafam, sante-mentale, AIRe</text:span></text:p>
                  </text:list-item>
                  <text:list-item>
                    <text:p><text:span text:style-name="T7">Des cyber-actions : pétitions, </text:span></text:p>
                  </text:list-item>
                  <text:list-item>
                    <text:p><text:span text:style-name="T7">Responsiveness ? </text:span></text:p>
                  </text:list-item>
                  <text:list-item>
                    <text:p><text:span text:style-name="T7">Informations mieux triées :</text:span></text:p>
                    <text:list>
                      <text:list-item>
                        <text:p><text:span text:style-name="T7">Association AFTOC : présentations/statut/histoire/rapports/équipe/action/manifeste</text:span></text:p>
                      </text:list-item>
                      <text:list-item>
                        <text:p><text:span text:style-name="T7">Infos santé : maladie/traitements/thérapies</text:span></text:p>
                      </text:list-item>
                      <text:list-item>
                        <text:p><text:span text:style-name="T7">Actualités : fil d’actualités passés, à venir </text:span></text:p>
                      </text:list-item>
                      <text:list-item>
                        <text:p><text:span text:style-name="T7">Droits des malades</text:span></text:p>
                      </text:list-item>
                      <text:list-item>
                        <text:p><text:span text:style-name="T7">Témoignages</text:span></text:p>
                      </text:list-item>
                      <text:list-item>
                        <text:p><text:span text:style-name="T7">Participer</text:span></text:p>
                      </text:list-item>
                      <text:list-item>
                        <text:p><text:span text:style-name="T7">Partenaires</text:span></text:p>
                      </text:list-item>
                      <text:list-item>
                        <text:p><text:span text:style-name="T7">Pressbook</text:span></text:p>
                      </text:list-item>
                      <text:list-item>
                        <text:p><text:span text:style-name="T7">Recherche</text:span></text:p>
                      </text:list-item>
                    </text:list>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1.737cm" svg:x="1.4cm" svg:y="0.75cm" presentation:class="title" presentation:user-transformed="true">
          <draw:text-box>
            <text:p>3. Problématique d’un forum</text:p>
          </draw:text-box>
        </draw:frame>
        <draw:frame presentation:style-name="pr5" draw:text-style-name="P5" draw:layer="layout" svg:width="25.199cm" svg:height="12.179cm" svg:x="1.4cm" svg:y="4.914cm" presentation:class="outline">
          <draw:text-box>
            <text:list text:style-name="L2">
              <text:list-item>
                <text:p><text:span text:style-name="T4">De manière générale ce qu’est un forum</text:span></text:p>
              </text:list-item>
              <text:list-item>
                <text:p><text:span text:style-name="T4">Plus précisément, ce qu’est un forum de patients, </text:span><text:span text:style-name="T8">à compléter </text:span></text:p>
              </text:list-item>
              <text:list-item>
                <text:p><text:span text:style-name="T4">Ce que serait un forum pour l’AFTOC</text:span></text:p>
              </text:list-item>
              <text:list-item>
                <text:p><text:span text:style-name="T4">Faut-il un forum pour AFTOC ? </text:span></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3. Un forum : dans quel but ?</text:p>
          </draw:text-box>
        </draw:frame>
        <draw:frame presentation:style-name="pr5" draw:layer="layout" svg:width="25.199cm" svg:height="12.179cm" svg:x="1.4cm" svg:y="4.914cm" presentation:class="outline" presentation:user-transformed="true">
          <draw:text-box>
            <text:list text:style-name="L2">
              <text:list-item>
                <text:p>Partage d’informations transversales, et pas simplement du médecin vers le patient</text:p>
              </text:list-item>
              <text:list-item>
                <text:p>Création d’un intelligence collective</text:p>
              </text:list-item>
              <text:list-item>
                <text:p>Pour s’exprimer, mettre des mots </text:p>
              </text:list-item>
              <text:list-item>
                <text:p>Trouver des similitudes, se sentir moins seul</text:p>
              </text:list-item>
              <text:list-item>
                <text:p>Partage de témoignages authentiques </text:p>
              </text:list-item>
              <text:list-item>
                <text:p>Encouragements, conseils… </text:p>
                <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3" draw:master-page-name="Standard"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3. Un forum : quelle organisation ?</text:p>
          </draw:text-box>
        </draw:frame>
        <draw:frame presentation:style-name="pr5" draw:layer="layout" svg:width="25.199cm" svg:height="12.179cm" svg:x="1.4cm" svg:y="4.914cm" presentation:class="outline" presentation:user-transformed="true">
          <draw:text-box>
            <text:list text:style-name="L2">
              <text:list-item>
                <text:p><text:span text:style-name="T9">Un forum : des règles, une charte, une animation, plusieurs salons. </text:span></text:p>
              </text:list-item>
              <text:list-item>
                <text:p><text:span text:style-name="T9">Un salon : introduit par un message d’accueil qui cadre, des fils de discussions identifiés par un sujet. </text:span></text:p>
              </text:list-item>
              <text:list-item>
                <text:p><text:span text:style-name="T9">Certains salons peuvent être réservés à certains utilisateurs. Salon pour membres du CA AFTOC, salon pour membres de asso. AFTOC par exemple. <text:s/></text:span></text:p>
              </text:list-item>
              <text:list-item>
                <text:p><text:span text:style-name="T9">Un système d’alerte pour une modération a posteriori, plus souhaitable qu’une modération a priori : plus de réaction, plus de vie</text:span> </text:p>
              </text:list-item>
            </text:list>
          </draw:text-box>
        </draw:frame>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1.737cm" svg:x="1.4cm" svg:y="0.65cm" presentation:class="title" presentation:user-transformed="true">
          <draw:text-box>
            <text:p>3. Un forum : quels acteurs ?</text:p>
          </draw:text-box>
        </draw:frame>
        <draw:frame presentation:style-name="pr5" draw:layer="layout" svg:width="25.199cm" svg:height="11.486cm" svg:x="1.4cm" svg:y="4.914cm" presentation:class="outline" presentation:user-transformed="true">
          <draw:text-box>
            <text:list text:style-name="L2">
              <text:list-item>
                <text:p><text:span text:style-name="T10">Equipe </text:span><text:span text:style-name="T6">: doit travailler sur la charte graphique, le design, l’aspect fonctionnel, les règles de fonctionnement, l’animation. <text:s/></text:span></text:p>
                <text:list>
                  <text:list-item>
                    <text:p><text:span text:style-name="T10">Administrateur </text:span><text:span text:style-name="T6">: quelqu’un qui fasse autorité, qui s’engage vraiment, qui fixe les règles de fonctionnement, et les fait respecter, celui qui accorde les accès aux co-administrateurs/modérateurs/animateurs, celui qui gère les inscrits, celui qui gère les messages d’accueils, celui qui sanctionne (explication, rappel à l’ordre, verrouillage, bannissement, …) Aidé par administrateur technique : configuration/bugs/développement/gestion technique. </text:span><text:s text:c="3"/></text:p>
                  </text:list-item>
                  <text:list-item>
                    <text:p><text:span text:style-name="T6">...</text:span> </text:p>
                  </text:list-item>
                </text:list>
                <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 presentation:use-footer-name="ftr1" presentation:use-date-time-name="dtd1">
        <office:forms form:automatic-focus="false" form:apply-design-mode="false"/>
        <draw:frame presentation:style-name="pr5" draw:layer="layout" svg:width="25.199cm" svg:height="12.179cm" svg:x="1.4cm" svg:y="4.914cm" presentation:class="outline" presentation:user-transformed="true">
          <draw:text-box>
            <text:list text:style-name="L2">
              <text:list-item>
                <text:list>
                  <text:list-item>
                    <text:p><text:span text:style-name="T10">Modérateur/Animateur</text:span><text:span text:style-name="T6"> : quelqu’un de reconnu pour ses qualités d’expertises sociales, humaines, sa connaissance du domaine, son recul, ses qualités de communications. Celui qui connaît les règles de fonctionnement et les reprend à son compte. Modération a posteriori. Capable d’éditer/supprimer messages ou supprimer/verrouiller discussions, animer une discussion, et/ou la surveiller, modérer les bavards et les impolis, enlever les liens morts, reclasser les messages dans les bons salons, faire des rappels à l’ordre et sanctionner un membre. Lancer un sondage. Un animateur a des droits plus restreint qu’un modérateur. <text:s/></text:span></text:p>
                    <text:list>
                      <text:list-item>
                        <text:p><text:span text:style-name="T6">Une sorte de ‘patient expert’ reconnu par l’association. Plusieurs modérateurs sont souhaitables pour se relayer. </text:span></text:p>
                      </text:list-item>
                      <text:list-item>
                        <text:p><text:span text:style-name="T6">Un médecin peut être souhaitable pour éviter les contre-vérités scientifiques, mais ne doit pas faire de consultations en ligne (illégal), doit rester discret . Pas forcément indispensable. </text:span></text:p>
                      </text:list-item>
                    </text:list>
                  </text:list-item>
                </text:list>
              </text:list-item>
              <text:list-item>
                <text:p><text:span text:style-name="T6"/></text:p>
              </text:list-item>
            </text:list>
          </draw:text-box>
        </draw:frame>
        <draw:frame presentation:style-name="pr4" draw:layer="layout" svg:width="25.199cm" svg:height="1.737cm" svg:x="1.401cm" svg:y="0.651cm" presentation:class="title" presentation:user-transformed="true">
          <draw:text-box>
            <text:p>3. Un forum : quels acteurs ?</text:p>
          </draw:text-box>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3" draw:master-page-name="Standard" presentation:presentation-page-layout-name="AL2T1" presentation:use-footer-name="ftr1" presentation:use-date-time-name="dtd1">
        <office:forms form:automatic-focus="false" form:apply-design-mode="false"/>
        <draw:frame presentation:style-name="pr5" draw:layer="layout" svg:width="25.199cm" svg:height="12.179cm" svg:x="1.4cm" svg:y="4.914cm" presentation:class="outline">
          <draw:text-box>
            <text:list text:style-name="L2">
              <text:list-item>
                <text:p><text:span text:style-name="T10">Participant </text:span></text:p>
                <text:list>
                  <text:list-item>
                    <text:p><text:span text:style-name="T10">Inscrit </text:span><text:span text:style-name="T6">: avec pseudo (confirmation inscription par adresse mail), profil personnalisable (avatar), reconnaissance éventuellement avec système de grades pour la qualité et/ou le nombre d’interventions. </text:span></text:p>
                  </text:list-item>
                  <text:list-item>
                    <text:p><text:span text:style-name="T10">Anonyme </text:span><text:span text:style-name="T6">: uniquement le droit de lire les messages</text:span></text:p>
                  </text:list-item>
                </text:list>
              </text:list-item>
              <text:list-item>
                <text:p><text:span text:style-name="T10">Mineur ?</text:span><text:span text:style-name="T6"> Demander l’age dans formulaire d’inscription …</text:span> </text:p>
              </text:list-item>
            </text:list>
          </draw:text-box>
        </draw:frame>
        <draw:frame presentation:style-name="pr4" draw:layer="layout" svg:width="25.199cm" svg:height="1.737cm" svg:x="1.401cm" svg:y="0.651cm" presentation:class="title" presentation:user-transformed="true">
          <draw:text-box>
            <text:p>3. Un forum : quels acteurs ?</text:p>
          </draw:text-box>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 presentation:use-footer-name="ftr1" presentation:use-date-time-name="dtd1">
        <office:forms form:automatic-focus="false" form:apply-design-mode="false"/>
        <draw:frame presentation:style-name="pr8" draw:layer="layout" svg:width="25.199cm" svg:height="3.473cm" svg:x="1.4cm" svg:y="0.182cm" presentation:class="title" presentation:user-transformed="true">
          <draw:text-box>
            <text:p>3. Difficultés à réaliser et faire vivre un forum</text:p>
          </draw:text-box>
        </draw:frame>
        <draw:frame presentation:style-name="pr5" draw:layer="layout" svg:width="25.199cm" svg:height="12.179cm" svg:x="1.4cm" svg:y="4.914cm" presentation:class="outline">
          <draw:text-box>
            <text:list text:style-name="L2">
              <text:list-item>
                <text:p>Nécessité d’avoir une équipe, une organisation</text:p>
              </text:list-item>
              <text:list-item>
                <text:p>Besoin de qualité technique, graphique</text:p>
              </text:list-item>
              <text:list-item>
                <text:p>Grosse responsabilité : contacts avec des personnes souffrantes, fragiles</text:p>
              </text:list-item>
              <text:list-item>
                <text:p>Engagement dans la durée</text:p>
              </text:list-item>
              <text:list-item>
                <text:p>Besoin d’authenticité des participants</text:p>
              </text:list-item>
              <text:list-item>
                <text:p>Besoin d’audience</text:p>
                <text:p/>
                <text:p/>
                <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1.737cm" svg:x="1.4cm" svg:y="0.55cm" presentation:class="title" presentation:user-transformed="true">
          <draw:text-box>
            <text:p>3. Des règles à ne pas enfreindre</text:p>
          </draw:text-box>
        </draw:frame>
        <draw:frame presentation:style-name="pr5" draw:layer="layout" svg:width="25.199cm" svg:height="12.179cm" svg:x="1.4cm" svg:y="4.914cm" presentation:class="outline">
          <draw:text-box>
            <text:list text:style-name="L2">
              <text:list-item>
                <text:p><text:span text:style-name="T5">Pas de messages contraires à l’ordre public, aux bonnes mœurs</text:span></text:p>
              </text:list-item>
              <text:list-item>
                <text:p><text:span text:style-name="T5">Pas de pub</text:span></text:p>
              </text:list-item>
              <text:list-item>
                <text:p><text:span text:style-name="T5">Pas d’insultes, de grossièretés, de diffamations</text:span></text:p>
              </text:list-item>
              <text:list-item>
                <text:p><text:span text:style-name="T5">Pas de racisme/sexisme/homophobie/révisionnisme/ pédophilie/pornographie</text:span></text:p>
              </text:list-item>
              <text:list-item>
                <text:p><text:span text:style-name="T5">Pas de noms propres, pas de nom de médecins, pas de nom de cliniques, pas d’initiales non plus, pas de publicités, et pas de dénigrement. Ces informations peuvent être échangées par MP, mais pas sur un forum. </text:span></text:p>
              </text:list-item>
              <text:list-item>
                <text:p><text:span text:style-name="T5">Pas de diagnostics médicaux</text:span></text:p>
              </text:list-item>
              <text:list-item>
                <text:p><text:span text:style-name="T5">Pas d’incitation alcool/drogue/violence/suicide</text:span></text:p>
                <text:p><text:span text:style-name="T5">Toutes ces règles sont assez standards et communes à tous les forums, peuvent être adaptées à la marge.</text:span> </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1.763cm" svg:x="1.4cm" svg:y="0.837cm" presentation:class="title" presentation:user-transformed="true">
          <draw:text-box>
            <text:p>3. Un forum AFTOC : pour qui ? </text:p>
          </draw:text-box>
        </draw:frame>
        <draw:frame presentation:style-name="pr5" draw:layer="layout" svg:width="25.199cm" svg:height="12.179cm" svg:x="1.4cm" svg:y="4.914cm" presentation:class="outline" presentation:user-transformed="true">
          <draw:text-box>
            <text:list text:style-name="L2">
              <text:list-item>
                <text:p>Un forum pour les patients et pour les proches</text:p>
              </text:list-item>
              <text:list-item>
                <text:p>Uniquement pour ceux diagnostiqués TOC ?</text:p>
                <text:list>
                  <text:list-item>
                    <text:p>Oui car forum psy généraliste : ça part dans tous les sens</text:p>
                  </text:list-item>
                  <text:list-item>
                    <text:p>Non car comorbidité avec d’autres maladies <text:s/></text:p>
                  </text:list-item>
                  <text:list-item>
                    <text:p>Non car il existe des personnes cherchant une réponse : maladie pas encore diagnostiquée. On ne peut pas rejeter quelqu’un qui demande de l’aide. </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4" draw:master-page-name="Standard" presentation:presentation-page-layout-name="AL2T1" presentation:use-footer-name="ftr1" presentation:use-date-time-name="dtd1">
        <office:forms form:automatic-focus="false" form:apply-design-mode="false"/>
        <draw:frame presentation:style-name="pr9" draw:text-style-name="P7" draw:layer="layout" svg:width="25.197cm" svg:height="3.506cm" svg:x="1.397cm" svg:y="0.838cm" presentation:class="title" presentation:user-transformed="true">
          <draw:text-box>
            <text:list text:style-name="L3">
              <text:list-header>
                <text:p text:style-name="P6"><text:span text:style-name="T11">Merci !</text:span></text:p>
              </text:list-header>
            </text:list>
          </draw:text-box>
        </draw:frame>
        <draw:frame presentation:style-name="pr10" draw:text-style-name="P7" draw:layer="layout" svg:width="25.197cm" svg:height="12.18cm" svg:x="1.397cm" svg:y="4.912cm" presentation:class="outline" presentation:user-transformed="true">
          <draw:text-box>
            <text:list text:style-name="L3">
              <text:list-header>
                <text:p text:style-name="P8"><text:span text:style-name="T12">Présentation © P Branes 2017</text:span></text:p>
                <text:p text:style-name="P8"><text:span text:style-name="T12">Licence : Creative Commons By – SA 3.0</text:span></text:p>
                <text:p text:style-name="P8"><text:span text:style-name="T12">– </text:span><text:span text:style-name="T12">(By) Attribution</text:span></text:p>
                <text:p text:style-name="P8"><text:span text:style-name="T12">– </text:span><text:span text:style-name="T12">(SA) Partage dans les mêmes conditions</text:span></text:p>
                <text:p text:style-name="P8"><text:span text:style-name="T12">– </text:span><text:span text:style-name="T12">http://creativecommons.org/licenses/by-sa/3.0/fr/</text:span></text:p>
              </text:list-header>
            </text:list>
          </draw:text-box>
        </draw:frame>
        <presentation:notes draw:style-name="dp2">
          <draw:page-thumbnail draw:style-name="gr1" draw:layer="layout" svg:width="14.847cm" svg:height="11.134cm" svg:x="3.074cm" svg:y="2.258cm" draw:page-number="27" presentation:class="page"/>
          <draw:frame presentation:style-name="pr11" draw:text-style-name="P7" draw:layer="layout" svg:width="16.801cm" svg:height="13.366cm" svg:x="2.098cm" svg:y="14.10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5T21:24:19.721814500</meta:creation-date>
    <dc:date>2017-03-08T20:30:54.529053891</dc:date>
    <meta:editing-duration>PT5H27M51S</meta:editing-duration>
    <meta:editing-cycles>44</meta:editing-cycles>
    <meta:generator>LibreOffice/5.1.6.2$Linux_X86_64 LibreOffice_project/10m0$Build-2</meta:generator>
    <meta:document-statistic meta:object-count="130"/>
  </office:meta>
</office:document-meta>
</file>